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diaUPC" svg:font-family="CordiaUPC"/>
    <style:font-face style:name="David" svg:font-family="David"/>
    <style:font-face style:name="Georgia" svg:font-family="Georgia"/>
    <style:font-face style:name="Impact" svg:font-family="Impact"/>
    <style:font-face style:name="Sylfaen" svg:font-family="Sylfaen"/>
    <style:font-face style:name="Times New Roman" svg:font-family="'Times New Roman'"/>
    <style:font-face style:name="unifont" svg:font-family="unifont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style:paragraph-properties style:page-number="auto"/>
      <style:text-properties fo:font-size="1pt" style:font-size-asian="1pt" style:font-size-complex="1pt"/>
    </style:style>
    <style:style style:name="P2" style:family="paragraph" style:parent-style-name="Standard" style:master-page-name="">
      <style:paragraph-properties fo:line-height="0.1299in" style:page-number="auto"/>
      <style:text-properties fo:font-size="7.44999980926514pt" style:font-size-asian="7.44999980926514pt" style:font-size-complex="7.44999980926514pt"/>
    </style:style>
    <style:style style:name="P3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</style:style>
    <style:style style:name="P4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2598in" style:type="right"/>
        </style:tab-stops>
      </style:paragraph-properties>
    </style:style>
    <style:style style:name="P5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2772in" style:type="right"/>
        </style:tab-stops>
      </style:paragraph-properties>
    </style:style>
    <style:style style:name="P6" style:family="paragraph" style:parent-style-name="Body_20_text_20__28_4_29_" style:master-page-name="">
      <style:paragraph-properties fo:margin-left="0in" fo:margin-right="0in" fo:margin-top="0in" fo:margin-bottom="0in" loext:contextual-spacing="false" fo:line-height="0.1272in" fo:text-align="start" style:justify-single-word="false" fo:text-indent="0in" style:auto-text-indent="false" style:page-number="auto"/>
    </style:style>
    <style:style style:name="P7" style:family="paragraph" style:parent-style-name="Body_20_text_20__28_4_29_" style:master-page-name="">
      <style:paragraph-properties fo:margin-left="0in" fo:margin-right="0in" fo:margin-top="0in" fo:margin-bottom="0in" loext:contextual-spacing="false" fo:line-height="0.1272in" fo:text-align="start" style:justify-single-word="false" fo:text-indent="0in" style:auto-text-indent="false" style:page-number="auto">
        <style:tab-stops>
          <style:tab-stop style:position="1.8228in"/>
        </style:tab-stops>
      </style:paragraph-properties>
    </style:style>
    <style:style style:name="P8" style:family="paragraph" style:parent-style-name="Body_20_text_20__28_4_29_" style:master-page-name="">
      <style:paragraph-properties fo:margin-left="0in" fo:margin-right="0in" fo:margin-top="0in" fo:margin-bottom="0in" loext:contextual-spacing="false" fo:line-height="0.1272in" fo:text-align="justify" style:justify-single-word="false" fo:text-indent="0in" style:auto-text-indent="false" style:page-number="auto"/>
    </style:style>
    <style:style style:name="P9" style:family="paragraph" style:parent-style-name="Body_20_text_20__28_4_29_" style:master-page-name="">
      <style:paragraph-properties fo:margin-left="0in" fo:margin-right="0in" fo:margin-top="0in" fo:margin-bottom="0in" loext:contextual-spacing="false" fo:line-height="0.1272in" fo:text-align="justify" style:justify-single-word="false" fo:text-indent="0in" style:auto-text-indent="false" style:page-number="auto">
        <style:tab-stops>
          <style:tab-stop style:position="1.8228in"/>
        </style:tab-stops>
      </style:paragraph-properties>
    </style:style>
    <style:style style:name="P10" style:family="paragraph" style:parent-style-name="Body_20_text_20__28_2_29_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11" style:family="paragraph" style:parent-style-name="Body_20_text_20__28_2_29_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>
        <style:tab-stops>
          <style:tab-stop style:position="1.8598in"/>
        </style:tab-stops>
      </style:paragraph-properties>
    </style:style>
    <style:style style:name="P12" style:family="paragraph" style:parent-style-name="Body_20_text_20__28_2_29_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1.8598in"/>
        </style:tab-stops>
      </style:paragraph-properties>
    </style:style>
    <style:style style:name="P13" style:family="paragraph" style:parent-style-name="Body_20_text_20__28_2_29_" style:master-page-name="">
      <style:paragraph-properties fo:margin-left="0in" fo:margin-right="0in" fo:margin-top="0in" fo:margin-bottom="0.0862in" loext:contextual-spacing="false" fo:line-height="0.1299in" fo:text-align="start" style:justify-single-word="false" fo:text-indent="0in" style:auto-text-indent="false" style:page-number="auto"/>
    </style:style>
    <style:style style:name="P14" style:family="paragraph" style:parent-style-name="Body_20_text_20__28_4_29_" style:master-page-name="">
      <style:paragraph-properties fo:margin-left="0in" fo:margin-right="0in" fo:margin-top="0in" fo:margin-bottom="0.0835in" loext:contextual-spacing="false" fo:line-height="0.1272in" fo:text-align="start" style:justify-single-word="false" fo:text-indent="0in" style:auto-text-indent="false" style:page-number="auto"/>
    </style:style>
    <style:style style:name="P15" style:family="paragraph" style:parent-style-name="Body_20_text_20__28_4_29_" style:master-page-name="">
      <style:paragraph-properties fo:margin-left="0in" fo:margin-right="0in" fo:margin-top="0in" fo:margin-bottom="0.0835in" loext:contextual-spacing="false" fo:line-height="0.1272in" fo:text-align="justify" style:justify-single-word="false" fo:text-indent="0in" style:auto-text-indent="false" style:page-number="auto"/>
    </style:style>
    <style:style style:name="P16" style:family="paragraph" style:parent-style-name="Body_20_text_20__28_2_29_" style:master-page-name="">
      <style:paragraph-properties fo:margin-left="0in" fo:margin-right="0in" fo:margin-top="0in" fo:margin-bottom="0.0835in" loext:contextual-spacing="false" fo:text-align="start" style:justify-single-word="false" fo:text-indent="0in" style:auto-text-indent="false" style:page-number="auto"/>
    </style:style>
    <style:style style:name="P17" style:family="paragraph" style:parent-style-name="Body_20_text_20__28_2_29_" style:master-page-name="">
      <style:paragraph-properties fo:margin-left="0.2638in" fo:margin-right="0in" fo:margin-top="0in" fo:margin-bottom="0in" loext:contextual-spacing="false" fo:text-align="start" style:justify-single-word="false" fo:text-indent="-0.2638in" style:auto-text-indent="false" style:page-number="auto"/>
    </style:style>
    <style:style style:name="P18" style:family="paragraph" style:parent-style-name="Body_20_text_20__28_2_29_" style:master-page-name="">
      <style:paragraph-properties fo:margin-left="0.2638in" fo:margin-right="0in" fo:margin-top="0in" fo:margin-bottom="0.0835in" loext:contextual-spacing="false" fo:text-align="start" style:justify-single-word="false" fo:text-indent="-0.2638in" style:auto-text-indent="false" style:page-number="auto"/>
    </style:style>
    <style:style style:name="P19" style:family="paragraph" style:parent-style-name="Body_20_text_20__28_2_29_" style:master-page-name="">
      <style:paragraph-properties fo:margin-left="0.2638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20" style:family="paragraph" style:parent-style-name="Body_20_text_20__28_5_29_" style:master-page-name="">
      <style:paragraph-properties fo:margin-left="0.2638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21" style:family="paragraph" style:parent-style-name="Body_20_text_20__28_4_29_" style:master-page-name="">
      <style:paragraph-properties fo:margin-left="0.25in" fo:margin-right="0in" fo:margin-top="0in" fo:margin-bottom="0in" loext:contextual-spacing="false" fo:line-height="0.1272in" fo:text-align="start" style:justify-single-word="false" fo:text-indent="-0.25in" style:auto-text-indent="false" style:page-number="auto"/>
    </style:style>
    <style:style style:name="P22" style:family="paragraph" style:parent-style-name="Body_20_text_20__28_2_29_" style:master-page-name="">
      <style:paragraph-properties fo:margin-left="0.25in" fo:margin-right="0in" fo:margin-top="0in" fo:margin-bottom="0in" loext:contextual-spacing="false" fo:text-align="start" style:justify-single-word="false" fo:text-indent="-0.25in" style:auto-text-indent="false" style:page-number="auto"/>
    </style:style>
    <style:style style:name="P23" style:family="paragraph" style:parent-style-name="Body_20_text_20__28_2_29_" style:master-page-name="">
      <style:paragraph-properties fo:margin-left="0.25in" fo:margin-right="0in" fo:margin-top="0in" fo:margin-bottom="0in" loext:contextual-spacing="false" fo:line-height="0.1299in" fo:text-align="start" style:justify-single-word="false" fo:text-indent="-0.25in" style:auto-text-indent="false" style:page-number="auto"/>
    </style:style>
    <style:style style:name="P24" style:family="paragraph" style:parent-style-name="Body_20_text_20__28_2_29_" style:master-page-name="">
      <style:paragraph-properties fo:margin-left="0.25in" fo:margin-right="0in" fo:margin-top="0in" fo:margin-bottom="0.0835in" loext:contextual-spacing="false" fo:text-align="start" style:justify-single-word="false" fo:text-indent="-0.25in" style:auto-text-indent="false" style:page-number="auto"/>
    </style:style>
    <style:style style:name="P25" style:family="paragraph" style:parent-style-name="Body_20_text_20__28_2_29_" style:master-page-name="">
      <style:paragraph-properties fo:margin-left="0.25in" fo:margin-right="0in" fo:margin-top="0in" fo:margin-bottom="0.0862in" loext:contextual-spacing="false" fo:line-height="0.1299in" fo:text-align="start" style:justify-single-word="false" fo:text-indent="-0.25in" style:auto-text-indent="false" style:page-number="auto"/>
    </style:style>
    <style:style style:name="P26" style:family="paragraph" style:parent-style-name="Body_20_text_20__28_4_29_" style:master-page-name="">
      <style:paragraph-properties fo:margin-left="0.4165in" fo:margin-right="0in" fo:margin-top="0in" fo:margin-bottom="0in" loext:contextual-spacing="false" fo:line-height="0.1272in" fo:text-align="start" style:justify-single-word="false" fo:text-indent="-0.222in" style:auto-text-indent="false" style:page-number="auto"/>
    </style:style>
    <style:style style:name="P27" style:family="paragraph" style:parent-style-name="Body_20_text_20__28_2_29_" style:master-page-name="">
      <style:paragraph-properties fo:margin-left="0.4028in" fo:margin-right="0in" fo:margin-top="0in" fo:margin-bottom="0in" loext:contextual-spacing="false" fo:text-align="start" style:justify-single-word="false" fo:text-indent="-0.222in" style:auto-text-indent="false" style:page-number="auto"/>
    </style:style>
    <style:style style:name="P28" style:family="paragraph" style:parent-style-name="Body_20_text_20__28_4_29_" style:master-page-name="">
      <style:paragraph-properties fo:margin-left="0.4028in" fo:margin-right="0in" fo:margin-top="0in" fo:margin-bottom="0in" loext:contextual-spacing="false" fo:line-height="0.1272in" fo:text-align="start" style:justify-single-word="false" fo:text-indent="-0.222in" style:auto-text-indent="false" style:page-number="auto"/>
    </style:style>
    <style:style style:name="P29" style:family="paragraph" style:parent-style-name="Body_20_text_20__28_4_29_" style:master-page-name="">
      <style:paragraph-properties fo:margin-left="0.1807in" fo:margin-right="0in" fo:margin-top="0in" fo:margin-bottom="0in" loext:contextual-spacing="false" fo:text-align="start" style:justify-single-word="false" fo:text-indent="-0.1807in" style:auto-text-indent="false" style:page-number="auto">
        <style:tab-stops>
          <style:tab-stop style:position="0.0228in"/>
        </style:tab-stops>
      </style:paragraph-properties>
    </style:style>
    <style:style style:name="P30" style:family="paragraph" style:parent-style-name="Body_20_text_20__28_2_29_" style:master-page-name="">
      <style:paragraph-properties fo:margin-left="0in" fo:margin-right="0.028in" fo:margin-top="0in" fo:margin-bottom="0.0835in" loext:contextual-spacing="false" fo:text-align="center" style:justify-single-word="false" fo:text-indent="0in" style:auto-text-indent="false" style:page-number="auto"/>
    </style:style>
    <style:style style:name="P31" style:family="paragraph" style:parent-style-name="Body_20_text_20__28_2_29_" style:master-page-name="">
      <style:paragraph-properties fo:margin-left="0.4307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32" style:family="paragraph" style:parent-style-name="Body_20_text_20__28_2_29_" style:master-page-name="">
      <style:paragraph-properties fo:margin-left="0in" fo:margin-right="0in" fo:margin-top="0in" fo:margin-bottom="0in" loext:contextual-spacing="false" fo:text-align="start" style:justify-single-word="false" fo:text-indent="0.2083in" style:auto-text-indent="false" style:page-number="auto"/>
    </style:style>
    <style:style style:name="P33" style:family="paragraph" style:parent-style-name="Body_20_text_20__28_2_29_" style:master-page-name="">
      <style:paragraph-properties fo:margin-left="0.4307in" fo:margin-right="0in" fo:margin-top="0in" fo:margin-bottom="0in" loext:contextual-spacing="false" fo:text-align="start" style:justify-single-word="false" fo:text-indent="-0.222in" style:auto-text-indent="false" style:page-number="auto"/>
    </style:style>
    <style:style style:name="P34" style:family="paragraph" style:parent-style-name="Body_20_text_20__28_5_29_" style:master-page-name="">
      <style:paragraph-properties fo:margin-left="0.4307in" fo:margin-right="0in" fo:margin-top="0in" fo:margin-bottom="0in" loext:contextual-spacing="false" fo:text-align="start" style:justify-single-word="false" fo:text-indent="-0.222in" style:auto-text-indent="false" style:page-number="auto"/>
    </style:style>
    <style:style style:name="P35" style:family="paragraph" style:parent-style-name="Body_20_text_20__28_2_29_" style:master-page-name="">
      <style:paragraph-properties fo:margin-left="0.4307in" fo:margin-right="0in" fo:margin-top="0in" fo:margin-bottom="0.0835in" loext:contextual-spacing="false" fo:text-align="start" style:justify-single-word="false" fo:text-indent="-0.222in" style:auto-text-indent="false" style:page-number="auto"/>
    </style:style>
    <style:style style:name="P36" style:family="paragraph" style:parent-style-name="Body_20_text_20__28_2_29_" style:master-page-name="">
      <style:paragraph-properties fo:margin-left="0.4028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37" style:family="paragraph" style:parent-style-name="Body_20_text_20__28_2_29_" style:master-page-name="">
      <style:paragraph-properties fo:margin-left="0.1807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38" style:family="paragraph" style:parent-style-name="Body_20_text_20__28_2_29_" style:master-page-name="">
      <style:paragraph-properties fo:margin-left="0.1807in" fo:margin-right="0in" fo:margin-top="0in" fo:margin-bottom="0in" loext:contextual-spacing="false" fo:text-align="justify" style:justify-single-word="false" fo:text-indent="0in" style:auto-text-indent="false" style:page-number="auto"/>
    </style:style>
    <style:style style:name="P39" style:family="paragraph" style:parent-style-name="Body_20_text_20__28_4_29_" style:master-page-name="">
      <style:paragraph-properties fo:margin-left="0.1807in" fo:margin-right="0in" fo:margin-top="0in" fo:margin-bottom="0in" loext:contextual-spacing="false" fo:line-height="0.1272in" fo:text-align="start" style:justify-single-word="false" fo:text-indent="0in" style:auto-text-indent="false" style:page-number="auto"/>
    </style:style>
    <style:style style:name="P40" style:family="paragraph" style:parent-style-name="Body_20_text_20__28_4_29_" style:master-page-name="">
      <style:paragraph-properties fo:margin-left="0.1807in" fo:margin-right="0in" fo:margin-top="0in" fo:margin-bottom="0.0807in" loext:contextual-spacing="false" fo:line-height="0.1272in" fo:text-align="justify" style:justify-single-word="false" fo:text-indent="0in" style:auto-text-indent="false" style:page-number="auto"/>
    </style:style>
    <style:style style:name="P41" style:family="paragraph" style:parent-style-name="Body_20_text_20__28_2_29_" style:master-page-name="">
      <style:paragraph-properties fo:margin-left="0in" fo:margin-right="0in" fo:margin-top="0in" fo:margin-bottom="0in" loext:contextual-spacing="false" fo:text-align="start" style:justify-single-word="false" fo:text-indent="0.139in" style:auto-text-indent="false" style:page-number="auto"/>
    </style:style>
    <style:style style:name="P42" style:family="paragraph" style:parent-style-name="Body_20_text_20__28_2_29_" style:master-page-name="">
      <style:paragraph-properties fo:margin-left="0.1945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43" style:family="paragraph" style:parent-style-name="Body_20_text_20__28_4_29_" style:master-page-name="">
      <style:paragraph-properties fo:margin-left="0.1945in" fo:margin-right="0in" fo:margin-top="0in" fo:margin-bottom="0in" loext:contextual-spacing="false" fo:line-height="0.1272in" fo:text-align="start" style:justify-single-word="false" fo:text-indent="0in" style:auto-text-indent="false" style:page-number="auto"/>
    </style:style>
    <style:style style:name="P44" style:family="paragraph" style:parent-style-name="Body_20_text_20__28_4_29_" style:master-page-name="">
      <style:paragraph-properties fo:margin-left="0.1945in" fo:margin-right="0in" fo:margin-top="0in" fo:margin-bottom="0.0835in" loext:contextual-spacing="false" fo:line-height="0.1272in" fo:text-align="start" style:justify-single-word="false" fo:text-indent="0in" style:auto-text-indent="false" style:page-number="auto"/>
    </style:style>
    <style:style style:name="P45" style:family="paragraph" style:parent-style-name="Body_20_text_20__28_4_29_" style:master-page-name="">
      <style:paragraph-properties fo:margin-left="0.1945in" fo:margin-right="0in" fo:margin-top="0in" fo:margin-bottom="0in" loext:contextual-spacing="false" fo:line-height="0.1272in" fo:text-align="start" style:justify-single-word="false" fo:text-indent="-0.1945in" style:auto-text-indent="false" style:page-number="auto"/>
    </style:style>
    <style:style style:name="P46" style:family="paragraph" style:parent-style-name="Body_20_text_20__28_4_29_" style:master-page-name="">
      <style:paragraph-properties fo:margin-left="0.4028in" fo:margin-right="0in" fo:margin-top="0in" fo:margin-bottom="0in" loext:contextual-spacing="false" fo:line-height="0.1272in" fo:text-align="start" style:justify-single-word="false" fo:text-indent="-0.111in" style:auto-text-indent="false" style:page-number="auto"/>
    </style:style>
    <style:style style:name="P47" style:family="paragraph" style:parent-style-name="Body_20_text_20__28_4_29_" style:master-page-name="">
      <style:paragraph-properties fo:margin-left="0.4028in" fo:margin-right="0in" fo:margin-top="0in" fo:margin-bottom="0.0862in" loext:contextual-spacing="false" fo:text-align="start" style:justify-single-word="false" fo:text-indent="-0.111in" style:auto-text-indent="false" style:page-number="auto"/>
    </style:style>
    <style:style style:name="P48" style:family="paragraph" style:parent-style-name="Body_20_text_20__28_4_29_" style:master-page-name="">
      <style:paragraph-properties fo:margin-left="0.4028in" fo:margin-right="0in" fo:margin-top="0in" fo:margin-bottom="0in" loext:contextual-spacing="false" fo:line-height="0.1272in" fo:text-align="start" style:justify-single-word="false" fo:text-indent="-0.4028in" style:auto-text-indent="false" style:page-number="auto">
        <style:tab-stops>
          <style:tab-stop style:position="-0.2555in"/>
        </style:tab-stops>
      </style:paragraph-properties>
    </style:style>
    <style:style style:name="P49" style:family="paragraph" style:parent-style-name="Body_20_text_20__28_4_29_" style:master-page-name="">
      <style:paragraph-properties fo:margin-left="0in" fo:margin-right="0in" fo:margin-top="0in" fo:margin-bottom="0in" loext:contextual-spacing="false" fo:line-height="0.1272in" fo:text-align="start" style:justify-single-word="false" fo:text-indent="0.2917in" style:auto-text-indent="false" style:page-number="auto"/>
    </style:style>
    <style:style style:name="P50" style:family="paragraph" style:parent-style-name="Body_20_text_20__28_4_29_" style:master-page-name="">
      <style:paragraph-properties fo:margin-left="0in" fo:margin-right="0.7917in" fo:margin-top="0in" fo:margin-bottom="0in" loext:contextual-spacing="false" fo:line-height="0.1272in" fo:text-align="start" style:justify-single-word="false" fo:text-indent="0in" style:auto-text-indent="false" style:page-number="auto"/>
    </style:style>
    <style:style style:name="P51" style:family="paragraph" style:parent-style-name="Body_20_text_20__28_4_29_" style:list-style-name="L1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>
        <style:tab-stops>
          <style:tab-stop style:position="0.1571in"/>
        </style:tab-stops>
      </style:paragraph-properties>
    </style:style>
    <style:style style:name="P52" style:family="paragraph" style:parent-style-name="Body_20_text_20__28_4_29_" style:list-style-name="L3" style:master-page-name="">
      <style:paragraph-properties fo:margin-left="0in" fo:margin-right="0in" fo:margin-top="0in" fo:margin-bottom="0in" loext:contextual-spacing="false" fo:line-height="0.1272in" fo:text-align="start" style:justify-single-word="false" fo:text-indent="0in" style:auto-text-indent="false" style:page-number="auto">
        <style:tab-stops>
          <style:tab-stop style:position="0.1571in"/>
        </style:tab-stops>
      </style:paragraph-properties>
    </style:style>
    <style:style style:name="P53" style:family="paragraph" style:parent-style-name="Body_20_text_20__28_4_29_" style:list-style-name="L5" style:master-page-name="">
      <style:paragraph-properties fo:margin-left="0in" fo:margin-right="0in" fo:margin-top="0in" fo:margin-bottom="0in" loext:contextual-spacing="false" fo:line-height="0.1272in" fo:text-align="start" style:justify-single-word="false" fo:text-indent="0in" style:auto-text-indent="false" style:page-number="auto">
        <style:tab-stops>
          <style:tab-stop style:position="0.1472in"/>
        </style:tab-stops>
      </style:paragraph-properties>
    </style:style>
    <style:style style:name="P54" style:family="paragraph" style:parent-style-name="Body_20_text_20__28_4_29_" style:list-style-name="L5" style:master-page-name="">
      <style:paragraph-properties fo:margin-left="0in" fo:margin-right="0in" fo:margin-top="0in" fo:margin-bottom="0in" loext:contextual-spacing="false" fo:line-height="0.1272in" fo:text-align="start" style:justify-single-word="false" fo:text-indent="0in" style:auto-text-indent="false" style:page-number="auto">
        <style:tab-stops>
          <style:tab-stop style:position="0.1508in"/>
        </style:tab-stops>
      </style:paragraph-properties>
    </style:style>
    <style:style style:name="P55" style:family="paragraph" style:parent-style-name="Body_20_text_20__28_4_29_" style:list-style-name="L2" style:master-page-name="">
      <style:paragraph-properties fo:margin-left="0in" fo:margin-right="0in" fo:margin-top="0in" fo:margin-bottom="0.0835in" loext:contextual-spacing="false" fo:line-height="0.1272in" fo:text-align="start" style:justify-single-word="false" fo:text-indent="0in" style:auto-text-indent="false" style:page-number="auto">
        <style:tab-stops>
          <style:tab-stop style:position="0.1571in"/>
        </style:tab-stops>
      </style:paragraph-properties>
    </style:style>
    <style:style style:name="P56" style:family="paragraph" style:parent-style-name="Body_20_text_20__28_4_29_" style:list-style-name="L3" style:master-page-name="">
      <style:paragraph-properties fo:margin-left="0in" fo:margin-right="0in" fo:margin-top="0in" fo:margin-bottom="0.0807in" loext:contextual-spacing="false" fo:line-height="0.1272in" fo:text-align="start" style:justify-single-word="false" fo:text-indent="0in" style:auto-text-indent="false" style:page-number="auto">
        <style:tab-stops>
          <style:tab-stop style:position="0.1571in"/>
        </style:tab-stops>
      </style:paragraph-properties>
    </style:style>
    <style:style style:name="P57" style:family="paragraph" style:parent-style-name="Body_20_text_20__28_4_29_" style:list-style-name="L3" style:master-page-name="">
      <style:paragraph-properties fo:margin-left="0.1807in" fo:margin-right="0in" fo:margin-top="0in" fo:margin-bottom="0in" loext:contextual-spacing="false" fo:line-height="0.1272in" fo:text-align="start" style:justify-single-word="false" fo:text-indent="-0.1807in" style:auto-text-indent="false" style:page-number="auto">
        <style:tab-stops>
          <style:tab-stop style:position="-0.0299in"/>
        </style:tab-stops>
      </style:paragraph-properties>
    </style:style>
    <style:style style:name="P58" style:family="paragraph" style:parent-style-name="Body_20_text_20__28_4_29_" style:list-style-name="L3" style:master-page-name="">
      <style:paragraph-properties fo:margin-left="0.4028in" fo:margin-right="0in" fo:margin-top="0in" fo:margin-bottom="0in" loext:contextual-spacing="false" fo:text-align="start" style:justify-single-word="false" fo:text-indent="-0.4028in" style:auto-text-indent="false" style:page-number="auto">
        <style:tab-stops>
          <style:tab-stop style:position="-0.252in"/>
        </style:tab-stops>
      </style:paragraph-properties>
    </style:style>
    <style:style style:name="P59" style:family="paragraph" style:parent-style-name="Body_20_text_20__28_4_29_" style:master-page-name="PageStyle1">
      <style:paragraph-properties fo:margin-left="0.4165in" fo:margin-right="0in" fo:margin-top="0in" fo:margin-bottom="0in" loext:contextual-spacing="false" fo:line-height="0.1272in" fo:text-align="start" style:justify-single-word="false" fo:text-indent="-0.222in" style:auto-text-indent="false" style:page-number="2"/>
    </style:style>
    <style:style style:name="P60" style:family="paragraph" style:parent-style-name="Body_20_text_20__28_4_29_" style:list-style-name="L5" style:master-page-name="">
      <style:paragraph-properties fo:margin-left="0.1945in" fo:margin-right="0in" fo:margin-top="0in" fo:margin-bottom="0in" loext:contextual-spacing="false" fo:line-height="0.1272in" fo:text-align="start" style:justify-single-word="false" fo:text-indent="-0.1945in" style:auto-text-indent="false" style:page-number="auto">
        <style:tab-stops>
          <style:tab-stop style:position="-0.0402in"/>
        </style:tab-stops>
      </style:paragraph-properties>
    </style:style>
    <style:style style:name="P61" style:family="paragraph" style:parent-style-name="Body_20_text_20__28_4_29_" style:list-style-name="L5" style:master-page-name="">
      <style:paragraph-properties fo:margin-left="0.1945in" fo:margin-right="0in" fo:margin-top="0in" fo:margin-bottom="0in" loext:contextual-spacing="false" fo:line-height="0.1272in" fo:text-align="start" style:justify-single-word="false" fo:text-indent="-0.1945in" style:auto-text-indent="false" style:page-number="auto">
        <style:tab-stops>
          <style:tab-stop style:position="-0.0472in"/>
        </style:tab-stops>
      </style:paragraph-properties>
    </style:style>
    <style:style style:name="P62" style:family="paragraph" style:parent-style-name="Body_20_text_20__28_4_29_" style:list-style-name="L5" style:master-page-name="">
      <style:paragraph-properties fo:margin-left="0.4165in" fo:margin-right="0in" fo:margin-top="0in" fo:margin-bottom="0in" loext:contextual-spacing="false" fo:line-height="0.1272in" fo:text-align="start" style:justify-single-word="false" fo:text-indent="-0.4165in" style:auto-text-indent="false" style:page-number="auto">
        <style:tab-stops>
          <style:tab-stop style:position="-0.2626in"/>
        </style:tab-stops>
      </style:paragraph-properties>
    </style:style>
    <style:style style:name="P63" style:family="paragraph" style:parent-style-name="Body_20_text_20__28_2_29_" style:list-style-name="L4" style:master-page-name="">
      <style:paragraph-properties fo:margin-left="0.4165in" fo:margin-right="0in" fo:margin-top="0in" fo:margin-bottom="0in" loext:contextual-spacing="false" fo:text-align="start" style:justify-single-word="false" fo:text-indent="-0.4165in" style:auto-text-indent="false" style:page-number="auto">
        <style:tab-stops>
          <style:tab-stop style:position="-0.2098in"/>
        </style:tab-stops>
      </style:paragraph-properties>
    </style:style>
    <style:style style:name="P64" style:family="paragraph" style:parent-style-name="Body_20_text_20__28_2_29_" style:master-page-name="PageStyle2">
      <style:paragraph-properties fo:margin-left="0.4307in" fo:margin-right="0in" fo:margin-top="0in" fo:margin-bottom="0in" loext:contextual-spacing="false" fo:line-height="0.1228in" fo:text-align="start" style:justify-single-word="false" fo:text-indent="-0.222in" style:auto-text-indent="false" style:page-number="3"/>
    </style:style>
    <style:style style:name="P65" style:family="paragraph" style:parent-style-name="Body_20_text_20__28_2_29_" style:list-style-name="L4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008in"/>
        </style:tab-stops>
      </style:paragraph-properties>
    </style:style>
    <style:style style:name="P66" style:family="paragraph" style:parent-style-name="Body_20_text_20__28_2_29_" style:list-style-name="L4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071in"/>
        </style:tab-stops>
      </style:paragraph-properties>
    </style:style>
    <style:style style:name="P67" style:family="paragraph" style:parent-style-name="Body_20_text_20__28_2_29_" style:list-style-name="L4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2102in"/>
        </style:tab-stops>
      </style:paragraph-properties>
    </style:style>
    <style:style style:name="P68" style:family="paragraph" style:parent-style-name="Body_20_text_20__28_2_29_" style:list-style-name="L4" style:master-page-name="">
      <style:paragraph-properties fo:margin-left="0.2083in" fo:margin-right="0in" fo:margin-top="0in" fo:margin-bottom="0in" loext:contextual-spacing="false" fo:text-align="start" style:justify-single-word="false" fo:text-indent="-0.2083in" style:auto-text-indent="false" style:page-number="auto">
        <style:tab-stops>
          <style:tab-stop style:position="-0.0016in"/>
        </style:tab-stops>
      </style:paragraph-properties>
    </style:style>
    <style:style style:name="P69" style:family="paragraph" style:parent-style-name="Body_20_text_20__28_2_29_" style:list-style-name="L1" style:master-page-name="">
      <style:paragraph-properties fo:margin-left="0.1807in" fo:margin-right="0in" fo:margin-top="0in" fo:margin-bottom="0in" loext:contextual-spacing="false" fo:text-align="justify" style:justify-single-word="false" fo:text-indent="-0.1807in" style:auto-text-indent="false" style:page-number="auto">
        <style:tab-stops>
          <style:tab-stop style:position="-0.0299in"/>
        </style:tab-stops>
      </style:paragraph-properties>
    </style:style>
    <style:style style:name="P70" style:family="paragraph" style:parent-style-name="Body_20_text_20__28_2_29_" style:list-style-name="L1" style:master-page-name="">
      <style:paragraph-properties fo:margin-left="0.1807in" fo:margin-right="0in" fo:margin-top="0in" fo:margin-bottom="0in" loext:contextual-spacing="false" fo:text-align="justify" style:justify-single-word="false" fo:text-indent="-0.1807in" style:auto-text-indent="false" style:page-number="auto">
        <style:tab-stops>
          <style:tab-stop style:position="-0.0201in"/>
        </style:tab-stops>
      </style:paragraph-properties>
    </style:style>
    <style:style style:name="P71" style:family="paragraph" style:parent-style-name="Body_20_text_20__28_2_29_" style:list-style-name="L1" style:master-page-name="">
      <style:paragraph-properties fo:margin-left="0.1807in" fo:margin-right="0in" fo:margin-top="0in" fo:margin-bottom="0in" loext:contextual-spacing="false" fo:text-align="justify" style:justify-single-word="false" fo:text-indent="-0.1807in" style:auto-text-indent="false" style:page-number="auto">
        <style:tab-stops>
          <style:tab-stop style:position="0.0272in"/>
        </style:tab-stops>
      </style:paragraph-properties>
    </style:style>
    <style:style style:name="P72" style:family="paragraph" style:parent-style-name="Body_20_text_20__28_2_29_" style:list-style-name="L1" style:master-page-name="">
      <style:paragraph-properties fo:margin-left="0.1807in" fo:margin-right="0in" fo:margin-top="0in" fo:margin-bottom="0.0807in" loext:contextual-spacing="false" fo:text-align="justify" style:justify-single-word="false" fo:text-indent="-0.1807in" style:auto-text-indent="false" style:page-number="auto">
        <style:tab-stops>
          <style:tab-stop style:position="0.0272in"/>
        </style:tab-stops>
      </style:paragraph-properties>
    </style:style>
    <style:style style:name="P73" style:family="paragraph" style:parent-style-name="Body_20_text_20__28_2_29_" style:list-style-name="L1" style:master-page-name="">
      <style:paragraph-properties fo:margin-left="0.1807in" fo:margin-right="0.6945in" fo:margin-top="0in" fo:margin-bottom="0in" loext:contextual-spacing="false" fo:line-height="0.1299in" fo:text-align="start" style:justify-single-word="false" fo:text-indent="-0.1807in" style:auto-text-indent="false" style:page-number="auto">
        <style:tab-stops>
          <style:tab-stop style:position="0.0272in"/>
        </style:tab-stops>
      </style:paragraph-properties>
    </style:style>
    <style:style style:name="P74" style:family="paragraph" style:parent-style-name="Heading_20__23_1" style:master-page-name="PageStyle0">
      <style:paragraph-properties fo:margin-left="0in" fo:margin-right="0in" fo:margin-top="0in" fo:margin-bottom="0in" loext:contextual-spacing="false" fo:line-height="0.1665in" fo:keep-together="always" fo:text-indent="0in" style:auto-text-indent="false" style:page-number="1" fo:keep-with-next="always"/>
    </style:style>
    <style:style style:name="fr1" style:family="graphic" style:parent-style-name="Frame">
      <style:graphic-properties fo:margin-left="0.0398in" fo:margin-right="0.0398in" fo:margin-top="0in" fo:margin-bottom="0in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flow-with-text="false"/>
    </style:style>
    <style:style style:name="Sect1" style:family="section">
      <style:section-properties fo:margin-left="2.4984in" fo:margin-right="1.8819in" style:editable="false">
        <style:columns fo:column-count="1" fo:column-gap="0in"/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  <style:style style:name="Sect3" style:family="section">
      <style:section-properties fo:margin-left="2.4984in" fo:margin-right="1.8819in" style:editable="false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</style:section-properties>
    </style:style>
    <style:style style:name="Sect4" style:family="section">
      <style:section-properties fo:margin-left="2.0902in" fo:margin-right="2.2673in" style:editable="false">
        <style:columns fo:column-count="2" fo:column-gap="0.0752in">
          <style:column style:rel-width="32767*" fo:start-indent="0in" fo:end-indent="0.0374in"/>
          <style:column style:rel-width="32768*" fo:start-indent="0.0374in" fo:end-indent="0in"/>
        </style:columns>
      </style:section-properties>
    </style:style>
    <text:list-style style:name="L1">
      <text:list-level-style-number text:level="1" text:style-name="CharStyle16" style:num-format="1" text:start-value="2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CharStyle12" style:num-format="1" text:start-value="4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CharStyle12" style:num-format="1" text:start-value="6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CharStyle16" style:num-format="1" text:start-value="2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CharStyle19" style:num-format="1" text:start-value="2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0">
        <text:h text:style-name="P74" text:outline-level="1"><text:bookmark-start text:name="bookmark0"/><text:span text:style-name="CharStyle4">JOEL</text:span><text:bookmark-end text:name="bookmark0"/></text:h>
      </text:section>
      <text:section text:style-name="Sect2" text:name="Section1">
        <text:p text:style-name="P2"/>
        <text:p text:style-name="P1"/>
      </text:section>
      <text:section text:style-name="Sect3" text:name="Section2">
        <text:p text:style-name="Body_20_text_20__28_3_29__20__2b__20_DropCap1">I<text:span text:style-name="CharStyle9">The message of the Eternal that came to Joel the son of Pethuel.</text:span></text:p>
        <text:list xml:id="list4436603367882726520" text:style-name="L1">
          <text:list-item>
            <text:p text:style-name="P51"><text:span text:style-name="CharStyle12"><text:tab/>Listen to this, you who are old, hear this, all you inhabitants of the land!</text:span></text:p>
          </text:list-item>
        </text:list>
        <text:p text:style-name="P28"><text:span text:style-name="CharStyle12">Has the like of it ever been in your day,</text:span></text:p>
        <text:p text:style-name="P49"><text:span text:style-name="CharStyle12">or in the days of your fathers? </text:span><text:span text:style-name="CharStyle13">3</text:span><text:span text:style-name="CharStyle12"> Tell it to your children,</text:span></text:p>
        <text:p text:style-name="P46"><text:span text:style-name="CharStyle12">and your children to their children,</text:span></text:p>
        <text:p text:style-name="P47"><text:span text:style-name="CharStyle12">and their children to the com­ing generation:</text:span></text:p>
        <text:list xml:id="list8248308142493752249" text:style-name="L2">
          <text:list-item>
            <text:p text:style-name="P55"><text:span text:style-name="CharStyle12"><text:tab/>‘What the lopping locust left, the swarming locust ate, what the swarming locust left, the leaping locust ate, and what the leaping locust left, the devouring locust ate.’</text:span></text:p>
          </text:list-item>
        </text:list>
        <text:p text:style-name="P48"><text:span text:style-name="CharStyle12">S<text:tab/>Wake up, you tipplers, and weep,</text:span></text:p>
        <text:p text:style-name="P39"><text:span text:style-name="CharStyle12">wail, every swiller of wine, for the wine is snatched from your lips!</text:span></text:p>
        <text:list xml:id="list2959690366762665438" text:style-name="L3">
          <text:list-item>
            <text:p text:style-name="P57"><text:span text:style-name="CharStyle12"><text:tab/>A host has invaded our land, powerful and numberless, their teeth the teeth of a lion, with fangs of a lioness;</text:span></text:p>
          </text:list-item>
          <text:list-item>
            <text:p text:style-name="P52"><text:span text:style-name="CharStyle12"><text:tab/>our vines they have ruined, and barked our fig-trees, peeling and stripping them clean,</text:span></text:p>
          </text:list-item>
        </text:list>
        <text:p text:style-name="P40"><text:span text:style-name="CharStyle12">till the branches are bleached.</text:span></text:p>
        <text:list xml:id="list185251716159830" text:continue-numbering="true" text:style-name="L3">
          <text:list-item>
            <text:p text:style-name="P58"><text:span text:style-name="CharStyle12"><text:tab/>Lament like a girl mourning for her young husband!</text:span></text:p>
          </text:list-item>
          <text:list-item>
            <text:p text:style-name="P56"><text:span text:style-name="CharStyle12"><text:tab/>For the Eternal’s house has lost sacrifice and libation; the priests are in grief, who min­ister at the Eternal’s altar.</text:span></text:p>
          </text:list-item>
        </text:list>
        <text:p text:style-name="P29"><text:span text:style-name="CharStyle12">io<text:tab/>The fields are blasted; the land is woebegone, for the corn is wasted,</text:span></text:p>
        <text:p text:style-name="P50"><text:span text:style-name="CharStyle12">the wine-crop fails, the fresh oil dries up.</text:span></text:p>
        <text:p text:style-name="P9"><text:span text:style-name="CharStyle12">The farmer is downcast,<text:tab/>n</text:span></text:p>
        <text:p text:style-name="P7"><text:span text:style-name="CharStyle12">the vine-dresser wails, for the wheat and the barley: the harvest of the field is ruined, the vines are languishing,<text:tab/>12</text:span></text:p>
        <text:p text:style-name="P6"><text:span text:style-name="CharStyle12">the fig-trees wither, pomegranate, palm, and apple, every tree of the field is a-droop- ing,</text:span></text:p>
        <text:p text:style-name="P15"><text:span text:style-name="CharStyle12">and joy fades from men.</text:span></text:p>
        <text:p text:style-name="P6"><text:span text:style-name="CharStyle12">Put on mourning, O priests, and 13 beat your breasts, wail, O ministers of the altar! Come, lie all the night in sack­cloth,</text:span></text:p>
        <text:p text:style-name="P15"><text:span text:style-name="CharStyle12">O ministers of my God!</text:span></text:p>
        <text:p text:style-name="P21"><text:span text:style-name="CharStyle12">Arrange a fast, assemble a gath- 14 ering,</text:span></text:p>
        <text:p text:style-name="P21"><text:span text:style-name="CharStyle12">summon all natives to the house of your God,</text:span></text:p>
        <text:p text:style-name="P21"><text:span text:style-name="CharStyle12">and cry to the Eternal, “[[Alas 13 for the day!</text:span></text:p>
        <text:p text:style-name="P14"><text:span text:style-name="CharStyle12">the day of the Eternal is near, and it comes as destruction from the Destroyer.]]</text:span></text:p>
        <text:p text:style-name="P21"><text:span text:style-name="CharStyle12">Is not the food cut off under our 16 eyes,</text:span></text:p>
        <text:p text:style-name="P21"><text:span text:style-name="CharStyle12">gladness and joy from the house of our God?</text:span></text:p>
        <text:p text:style-name="P21"><text:span text:style-name="CharStyle12">Below the clod crumbles the 17 seed,</text:span></text:p>
        <text:p text:style-name="P6"><text:span text:style-name="CharStyle12">the granaries are standing bare, </text:span><text:span text:style-name="CharStyle14">barns are in disrepair, </text:span><text:span text:style-name="CharStyle12">for what have we to store up there,</text:span></text:p>
        <text:p text:style-name="P6"><text:span text:style-name="CharStyle12">now that the grain has withered? The herds of cattle huddle to- 18 gether</text:span></text:p>
        <text:p text:style-name="P8"><text:span text:style-name="CharStyle12">for lack of pasture,</text:span></text:p>
        <text:p text:style-name="P8"><text:span text:style-name="CharStyle12">the very flocks are perishing!</text:span></text:p>
        <text:p text:style-name="P6"><text:span text:style-name="CharStyle12">We cry to thee, Eternal One, 19 for fire has scorched the pas­tures of the downs,</text:span></text:p>
      </text:section>
      <text:section text:style-name="Sect4" text:name="Section3">
        <text:p text:style-name="P59"><text:span text:style-name="CharStyle12">flames have burned all trees of the field;</text:span></text:p>
        <text:list xml:id="list120820505380502542" text:style-name="L4">
          <text:list-item>
            <text:p text:style-name="P63"><text:span text:style-name="CharStyle16"><text:tab/>even the wild beasts moan to thee,</text:span></text:p>
          </text:list-item>
        </text:list>
        <text:p text:style-name="P44"><text:span text:style-name="CharStyle12">for the water-courses are dry.”</text:span></text:p>
        <text:p text:style-name="Body_20_text_20__28_3_29__20__2b__20_DropCap2">2<text:span text:style-name="CharStyle9"><text:tab/>Blow the bugle-blast in Sion, sound the alarum on my sacred hill,</text:span></text:p>
        <text:p text:style-name="P43"><text:span text:style-name="CharStyle12">till the citizens all tremble!</text:span></text:p>
        <text:p text:style-name="P43"><text:span text:style-name="CharStyle12">For [[the Eternal’s day is com­ing—here it is! near it is!—</text:span></text:p>
        <text:p text:style-name="P45"><text:span text:style-name="CharStyle12">2 a dark day in a shroud, a day of fog and cloud]] here comes a huge host in power, blackening the hills; the like of it never has been, the like of it never shall be, for years upon years to come;</text:span></text:p>
        <text:list xml:id="list2291823382818802154" text:style-name="L5">
          <text:list-item>
            <text:p text:style-name="P53"><text:span text:style-name="CharStyle18"><text:tab/></text:span><text:span text:style-name="CharStyle12">before them fire devouring, behind them flames a-blazing; before them the land lies like an Eden paradise,</text:span></text:p>
          </text:list-item>
        </text:list>
        <text:p text:style-name="P26"><text:span text:style-name="CharStyle12">behind them it is a desolate desert—</text:span></text:p>
        <text:p text:style-name="P43"><text:span text:style-name="CharStyle12">for nothing escapes them.</text:span></text:p>
        <text:list xml:id="list185252468975416" text:continue-numbering="true" text:style-name="L5">
          <text:list-item>
            <text:p text:style-name="P60"><text:span text:style-name="CharStyle12"><text:tab/>They look like horses, they run like war-horses,</text:span></text:p>
          </text:list-item>
          <text:list-item>
            <text:p text:style-name="P54"><text:span text:style-name="CharStyle19"><text:tab/></text:span><text:span text:style-name="CharStyle12">as chariots rattle, they leap on the hill-tops, like flames that crackle, con­suming the straw, like a vast army in battle array.</text:span></text:p>
          </text:list-item>
          <text:list-item>
            <text:p text:style-name="P62"><text:span text:style-name="CharStyle19"><text:tab/></text:span><text:span text:style-name="CharStyle12">Hearts are in anguish before them,</text:span></text:p>
          </text:list-item>
        </text:list>
        <text:p text:style-name="P42"><text:span text:style-name="CharStyle16">all faces turn pale.</text:span></text:p>
        <text:list xml:id="list185251000000319" text:continue-numbering="true" text:style-name="L5">
          <text:list-item>
            <text:p text:style-name="P61"><text:span text:style-name="CharStyle13"><text:tab/></text:span><text:span text:style-name="CharStyle12">They charge like warriors, they advance like fighters, each on his own track— no tangling of paths—</text:span></text:p>
          </text:list-item>
          <text:list-item>
            <text:p text:style-name="P54"><text:span text:style-name="CharStyle19"><text:tab/></text:span><text:span text:style-name="CharStyle12">none pushes his fellow, each follows his own line; they burst through weapons un­broken,</text:span></text:p>
          </text:list-item>
          <text:list-item>
            <text:p text:style-name="P62"><text:span text:style-name="CharStyle19"><text:tab/></text:span><text:span text:style-name="CharStyle12">they rush on the city, run over the walls,</text:span></text:p>
          </text:list-item>
        </text:list>
        <text:p text:style-name="P43"><text:span text:style-name="CharStyle12">climb into the houses and enter the windows like thieves.</text:span></text:p>
        <text:p text:style-name="P21"><text:span text:style-name="CharStyle12">At their advance the land is to quaking,</text:span></text:p>
        <text:p text:style-name="P10"><text:span text:style-name="CharStyle16">the heavens are shaking, sun and moon are dark, the stars have ceased to shine, and the Eternal thunders in n front of his army [[a mighty host is his, and strong are they who execute his orders.</text:span></text:p>
        <text:p text:style-name="P14"><text:span text:style-name="CharStyle12">For the Eternal’s day is great and awful; who can face it?]]</text:span></text:p>
        <text:p text:style-name="P22"><text:span text:style-name="CharStyle16">Yet even now, the Eternal 12 promises,</text:span></text:p>
        <text:p text:style-name="P22"><text:span text:style-name="CharStyle16">turn to me with all your heart,</text:span></text:p>
        <text:p text:style-name="P10"><text:span text:style-name="CharStyle16">fasting, weeping, mourning; come heart-broken, not with 13 garments torn,</text:span></text:p>
        <text:p text:style-name="P22"><text:span text:style-name="CharStyle16">and turn to the Eternal One your God,</text:span></text:p>
        <text:p text:style-name="P22"><text:span text:style-name="CharStyle16">for he is gracious and compas­sionate,</text:span></text:p>
        <text:p text:style-name="P10"><text:span text:style-name="CharStyle16">slow to be angry, rich in love, and ready to relent.</text:span></text:p>
        <text:p text:style-name="P21"><text:span text:style-name="CharStyle12">Who knows but he will again 14 relent</text:span></text:p>
        <text:p text:style-name="P22"><text:span text:style-name="CharStyle16">and leave a blessing behind him,</text:span></text:p>
        <text:p text:style-name="P22"><text:span text:style-name="CharStyle16">that you may have sacrifices and libations</text:span></text:p>
        <text:p text:style-name="P21"><text:span text:style-name="CharStyle12">to offer to the Eternal One your God?</text:span></text:p>
        <text:p text:style-name="P6"><text:span text:style-name="CharStyle12">Blow a bugle-blast in Sion, 13 arrange a fast, assemble a gathering,</text:span></text:p>
        <text:p text:style-name="P22"><text:span text:style-name="CharStyle16">summon the people, arrange an 16 assembly,</text:span></text:p>
        <text:p text:style-name="P22"><text:span text:style-name="CharStyle16">gather the old men and collect the children,</text:span></text:p>
        <text:p text:style-name="P10"><text:span text:style-name="CharStyle16">the very infants at the breast; let the bridegroom leave his chamber,</text:span></text:p>
        <text:p text:style-name="P10"><text:span text:style-name="CharStyle16">and the bride her bower; and let the priests, the Eternal’s 17 ministers, weep loud between the altar and the porch, crying, “Eternal One, oh spare thy people,</text:span></text:p>
        <text:p text:style-name="P64"><text:span text:style-name="CharStyle16">leave not thy heritage to be taunted,</text:span></text:p>
        <text:p text:style-name="P30"><text:span text:style-name="CharStyle16">to be a byword among pagans;<text:line-break/>why should the nations sneer,<text:line-break/>‘Where is their God?’ ”</text:span></text:p>
        <text:p text:style-name="P10"><text:span text:style-name="CharStyle16">&gt;8 Then the Eternal was stirred on behalf of his land, in pity for his people;</text:span></text:p>
        <text:p text:style-name="P10"><text:span text:style-name="CharStyle21">19</text:span><text:span text:style-name="CharStyle16"> the Eternal replied to his people, “I will now send you corn and wine and oil, till you have ample;</text:span></text:p>
        <text:p text:style-name="P32"><text:span text:style-name="CharStyle16">I will not leave you again to be taunted by pagans; ao and the foe from the north I will drive out,</text:span></text:p>
        <text:p text:style-name="P33"><text:span text:style-name="CharStyle16">thrusting him into a waste, dry land,</text:span></text:p>
        <text:p text:style-name="P32"><text:span text:style-name="CharStyle16">his van to the sea on the east, and his rear to the sea on the west,</text:span></text:p>
        <text:p text:style-name="P35"><text:span text:style-name="CharStyle16">till he rots and the stench of him rises.”</text:span></text:p>
        <text:list xml:id="list185227284523824" text:style-name="L4">
          <text:list-item>
            <text:p text:style-name="P65"><text:span text:style-name="CharStyle16"><text:tab/>Fear not, O land, rejoice and be</text:span></text:p>
          </text:list-item>
        </text:list>
        <text:p text:style-name="P31"><text:span text:style-name="CharStyle16">glad,</text:span></text:p>
        <text:p text:style-name="P33"><text:span text:style-name="CharStyle16">for the Eternal has done great things.</text:span></text:p>
        <text:list xml:id="list185252433670180" text:continue-numbering="true" text:style-name="L4">
          <text:list-item>
            <text:p text:style-name="P68"><text:span text:style-name="CharStyle16"><text:tab/>Fear not, O beasts of the land, for new grass covers the pastures</text:span></text:p>
          </text:list-item>
        </text:list>
        <text:p text:style-name="P31"><text:span text:style-name="CharStyle16">of the downs.</text:span></text:p>
        <text:p text:style-name="P32"><text:span text:style-name="CharStyle16">The trees bear fruit, the fig-tree and the vine are fertile;</text:span></text:p>
        <text:list xml:id="list185251069853561" text:continue-numbering="true" text:style-name="L4">
          <text:list-item>
            <text:p text:style-name="P68"><text:span text:style-name="CharStyle16"><text:tab/>O sons of Sion, be glad, rejoice in the Eternal One your</text:span></text:p>
          </text:list-item>
        </text:list>
        <text:p text:style-name="P31"><text:span text:style-name="CharStyle16">God,</text:span></text:p>
        <text:p text:style-name="P33"><text:span text:style-name="CharStyle16">for the early rain he has given you amply,</text:span></text:p>
        <text:p text:style-name="P34"><text:span text:style-name="CharStyle23">the winter-rain he has poured </text:span><text:span text:style-name="CharStyle24">upon you,</text:span></text:p>
        <text:p text:style-name="P33"><text:span text:style-name="CharStyle16">and sent the latter rain as of old.</text:span></text:p>
        <text:list xml:id="list185251052762139" text:continue-numbering="true" text:style-name="L4">
          <text:list-item>
            <text:p text:style-name="P66"><text:span text:style-name="CharStyle16"><text:tab/>The threshing-floors shall be full</text:span></text:p>
          </text:list-item>
        </text:list>
        <text:p text:style-name="P31"><text:span text:style-name="CharStyle16">of grain,</text:span></text:p>
        <text:p text:style-name="P33"><text:span text:style-name="CharStyle16">the troughs shall overflow with wine and oil;</text:span></text:p>
        <text:list xml:id="list185252117464500" text:continue-numbering="true" text:style-name="L4">
          <text:list-item>
            <text:p text:style-name="P67"><text:span text:style-name="CharStyle16"><text:tab/>I will make up to you</text:span></text:p>
          </text:list-item>
        </text:list>
        <text:p text:style-name="P33"><text:span text:style-name="CharStyle16">for the years that the locusts ate,</text:span></text:p>
        <text:p text:style-name="P10"><text:span text:style-name="CharStyle16">the locusts lopping, swarming, leaping, and devouring, that huge host I sent among you.</text:span></text:p>
        <text:p text:style-name="P17"><text:span text:style-name="CharStyle16">So shall you eat and be satis- 26 fied,</text:span></text:p>
        <text:p text:style-name="P17"><text:span text:style-name="CharStyle16">and praise the Eternal One your God,</text:span></text:p>
        <text:p text:style-name="P17"><text:span text:style-name="CharStyle16">who has dealt with you so won- drously.</text:span></text:p>
        <text:p text:style-name="P17"><text:span text:style-name="CharStyle16">’Twill teach you that I am </text:span><text:span text:style-name="CharStyle21">27 </text:span><text:span text:style-name="CharStyle16">within Israel,</text:span></text:p>
        <text:p text:style-name="P17"><text:span text:style-name="CharStyle16">that I the Eternal am your God alone,</text:span></text:p>
        <text:p text:style-name="P18"><text:span text:style-name="CharStyle16">and never again shall my people be derided.</text:span></text:p>
        <text:p text:style-name="P17"><text:span text:style-name="CharStyle16">Then shall it be that I pour out 28 my spirit on all;</text:span></text:p>
        <text:p text:style-name="P17"><text:span text:style-name="CharStyle16">your sons and daughters shall be inspired,</text:span></text:p>
        <text:p text:style-name="P17"><text:span text:style-name="CharStyle16">your old men shall dream dreams,</text:span></text:p>
        <text:p text:style-name="P10"><text:span text:style-name="CharStyle16">your young men shall see</text:span></text:p>
        <text:p text:style-name="P19"><text:span text:style-name="CharStyle16">visions;</text:span></text:p>
        <text:p text:style-name="P17"><text:span text:style-name="CharStyle16">even upon your slaves, both 29 men and women,</text:span></text:p>
        <text:p text:style-name="P17"><text:span text:style-name="CharStyle16">I will pour out my spirit in those days.</text:span></text:p>
        <text:p text:style-name="P10"><text:span text:style-name="CharStyle16">And I will display portents 30 on earth and in the sky; the sun shall be turned into 31 darkness,</text:span></text:p>
        <text:p text:style-name="P10"><text:span text:style-name="CharStyle16">the moon into blood, before the coming of the Eter­nal’s day,</text:span></text:p>
        <text:p text:style-name="P10"><text:span text:style-name="CharStyle16">that great and awful day.</text:span></text:p>
        <text:p text:style-name="P10"><text:span text:style-name="CharStyle16">But every worshipper of the 32 Eternal shall be saved, for Sion hill shall hold those who</text:span></text:p>
        <text:p text:style-name="P20"><text:span text:style-name="CharStyle23">escape,</text:span></text:p>
        <text:p text:style-name="P10"><text:span text:style-name="CharStyle16">as the Eternal has declared, and the fugitives whom the Eternal calls</text:span></text:p>
        <text:p text:style-name="P16"><text:span text:style-name="CharStyle16">shall be inside Jerusalem.</text:span></text:p>
        <text:p text:style-name="P41"><text:span text:style-name="CharStyle16">For in those days and at o that time, when I restore the </text:span><text:span text:style-name="CharStyle25">&amp; </text:span><text:span text:style-name="CharStyle16">fortunes of Judah and Jerusa­lem, then I will gather all nations 2 and bring them down into the</text:span></text:p>
        <text:p text:style-name="P38"><text:span text:style-name="CharStyle16">Judgment Valley, where I shall assign them their doom for the treatment of my people and of Israel my heritage, because they scattered my people among pagans and divided up my land;</text:span></text:p>
        <text:list xml:id="list185226773389995" text:style-name="L1">
          <text:list-item>
            <text:p text:style-name="P69"><text:span text:style-name="CharStyle16"><text:tab/>they cast lots for my people, bartering a boy to pay for a har­lot and selling a girl for wine to</text:span></text:p>
          </text:list-item>
          <text:list-item>
            <text:p text:style-name="P70"><text:span text:style-name="CharStyle16"><text:tab/>drink. What did you mean by it, you, O Tyre, Sidon, and all Philistia? Were you taking my part, as you wreaked your venge­ance? Avenging me! I will avenge your action swiftly and</text:span></text:p>
          </text:list-item>
          <text:list-item>
            <text:p text:style-name="P70"><text:span text:style-name="CharStyle16"><text:tab/>speedily on your own heads, for seizing my silver and gold and for bearing off my costly jewels</text:span></text:p>
          </text:list-item>
          <text:list-item>
            <text:p text:style-name="P70"><text:span text:style-name="CharStyle16"><text:tab/>to your temples. You sold the folk of Judah and Jerusalem as slaves to the Greeks, to remove them far, far from their own</text:span></text:p>
          </text:list-item>
          <text:list-item>
            <text:p text:style-name="P70"><text:soft-page-break/><text:span text:style-name="CharStyle16"><text:tab/>country. So now I stir them up from the lands where you sold them; I will avenge your action</text:span></text:p>
          </text:list-item>
          <text:list-item>
            <text:p text:style-name="P70"><text:span text:style-name="CharStyle16"><text:tab/>on your own heads by selling your sons and daughters into the hands of the Judaeans, and they shall sell them as slaves to the Sabseans, a remote nation (so the Eternal decrees).</text:span></text:p>
          </text:list-item>
          <text:list-item>
            <text:p text:style-name="P70"><text:span text:style-name="CharStyle16"><text:tab/>Proclaim this to the nations:</text:span></text:p>
          </text:list-item>
        </text:list>
        <text:p text:style-name="P38"><text:span text:style-name="CharStyle16">‘Let it be war! Rouse up your</text:span></text:p>
        <text:p text:style-name="P36"><text:span text:style-name="CharStyle16">warriors,</text:span></text:p>
        <text:p text:style-name="P27"><text:span text:style-name="CharStyle16">muster your fighting men, march!</text:span></text:p>
        <text:list xml:id="list185251489030700" text:continue-numbering="true" text:style-name="L1">
          <text:list-item>
            <text:p text:style-name="P71"><text:span text:style-name="CharStyle16"><text:tab/>Hammer your ploughshares into</text:span></text:p>
          </text:list-item>
        </text:list>
        <text:p text:style-name="P36"><text:span text:style-name="CharStyle16">swords,</text:span></text:p>
        <text:p text:style-name="P37"><text:span text:style-name="CharStyle16">your pruning-hooks into lances. Let your weaklings think them warriors,</text:span></text:p>
        <text:p text:style-name="P27"><text:span text:style-name="CharStyle16">let your cowards think them heroes!’</text:span></text:p>
        <text:list xml:id="list185252179489644" text:continue-numbering="true" text:style-name="L1">
          <text:list-item>
            <text:p text:style-name="P71"><text:span text:style-name="CharStyle16"><text:tab/>Let the nations rouse themselves and march to Judgment Valley,</text:span></text:p>
          </text:list-item>
          <text:list-item>
            <text:p text:style-name="P72"><text:span text:style-name="CharStyle16"><text:tab/>for I will sit in judgment there, on all the nations round.</text:span></text:p>
          </text:list-item>
          <text:list-item>
            <text:p text:style-name="P73"><text:span text:style-name="CharStyle16"><text:tab/>In with the sickle!— the harvest is ripe!</text:span></text:p>
          </text:list-item>
        </text:list>
        <text:p text:style-name="P10"><text:span text:style-name="CharStyle16">Come, tread the winepress, tread it, it is full;</text:span></text:p>
        <text:p text:style-name="P13"><text:span text:style-name="CharStyle16">the troughs are overflowing with their wickedness.</text:span></text:p>
        <text:p text:style-name="P11"><text:span text:style-name="CharStyle16">What a din of hordes, what a din </text:span><text:span text:style-name="CharStyle26">14 </text:span><text:span text:style-name="CharStyle16">within the valley of the Verdict! For the Eternal’s day is near, within the valley of the Verdict. Dark the sun and moon,<text:tab/></text:span><text:span text:style-name="CharStyle26">15</text:span></text:p>
        <text:p text:style-name="P10"><text:span text:style-name="CharStyle16">the stars have ceased to shine, and the Eternal thunders out of 16 Sion,</text:span></text:p>
        <text:p text:style-name="P10"><text:span text:style-name="CharStyle16">loudly from Jerusalem; heaven and earth are shaking, but the Eternal is a refuge for his own folk,</text:span></text:p>
        <text:p text:style-name="P24"><text:span text:style-name="CharStyle16">a stronghold for the sons of Is­rael.</text:span></text:p>
        <text:p text:style-name="P10"><text:span text:style-name="CharStyle16">’Twill teach you that I am the 17 Eternal One, your God, dwelling in Sion, on my sacred hill;</text:span></text:p>
        <text:p text:style-name="P23"><text:span text:style-name="CharStyle16">Jerusalem shall be inviolate then,</text:span></text:p>
        <text:p text:style-name="P25"><text:span text:style-name="CharStyle16">never shall aliens invade her again.</text:span></text:p>
        <text:p text:style-name="P12"><text:span text:style-name="CharStyle16">Then thus shall it be:<text:tab/>18</text:span></text:p>
        <text:p text:style-name="P10"><text:span text:style-name="CharStyle16">the mountains shall drip wine, the hills shall be aflow with milk, and all the brooks of Judah run with water;</text:span></text:p>
        <text:p text:style-name="P22"><text:span text:style-name="CharStyle16">from the Eternal’s house shall pour a stream</text:span></text:p>
        <text:p text:style-name="P10"><text:span text:style-name="CharStyle16">to water the wady of Acacias. Egypt shall be lying desolate, 19 Edom a desert stretch, for their outrage to the men of Judah,</text:span></text:p>
        <text:p text:style-name="P22"><text:span text:style-name="CharStyle16">for innocent blood shed within 21 their land,</text:span></text:p>
        <text:p text:style-name="P10"><text:span text:style-name="CharStyle16">blood that I avenge at last; but Judah shall for ever be in- </text:span><text:span text:style-name="CharStyle21">20 </text:span><text:span text:style-name="CharStyle16">habited,</text:span></text:p>
        <text:p text:style-name="P10"><text:span text:style-name="CharStyle16">Jerusalem from age to age, and evermore the Eternal </text:span><text:span text:style-name="CharStyle21">21 </text:span><text:span text:style-name="CharStyle16">dwells in Sion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rdiaUPC" svg:font-family="CordiaUPC"/>
    <style:font-face style:name="David" svg:font-family="David"/>
    <style:font-face style:name="Georgia" svg:font-family="Georgia"/>
    <style:font-face style:name="Impact" svg:font-family="Impact"/>
    <style:font-face style:name="Sylfaen" svg:font-family="Sylfaen"/>
    <style:font-face style:name="Times New Roman" svg:font-family="'Times New Roman'"/>
    <style:font-face style:name="unifont" svg:font-family="unifont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position="0% 100%" style:font-name="unifont" fo:font-size="12pt" fo:letter-spacing="normal" fo:language="en" fo:country="US" style:font-name-asian="unifont" style:font-size-asian="12pt" style:language-asian="en" style:country-asian="US" style:font-name-complex="unifont" style:font-size-complex="12pt" style:language-complex="en" style:country-complex="US" style:text-scale="100%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 fo:background-color="transparent" style:text-autospace="ideograph-alpha" style:punctuation-wrap="hanging" style:line-break="strict" style:writing-mode="page">
        <style:background-image/>
      </style:paragraph-properties>
      <style:text-properties fo:color="#000000" style:text-position="0% 100%" style:font-name="unifont" fo:font-size="12pt" fo:letter-spacing="normal" fo:language="en" fo:country="US" style:font-name-asian="unifont" style:font-size-asian="12pt" style:language-asian="en" style:country-asian="US" style:font-name-complex="unifont" style:font-size-complex="12pt" style:language-complex="en" style:country-complex="US" style:text-scale="100%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_20__23_1" style:display-name="Heading #1" style:family="paragraph" style:master-page-name="">
      <style:graphic-properties draw:fill="solid" draw:fill-color="#ffffff" draw:opacity="100%"/>
      <style:paragraph-properties fo:line-height="0in" fo:text-align="center" style:justify-single-word="false" style:page-number="auto" fo:background-color="#ffffff"/>
      <style:text-properties style:text-line-through-style="none" style:text-line-through-type="none" style:font-name="Georgia" fo:font-family="Georgia" fo:font-size="12pt" fo:font-style="normal" style:text-underline-style="none" fo:font-weight="bold" style:font-name-asian="Georgia" style:font-family-asian="Georgia" style:font-size-asian="12pt" style:font-style-asian="normal" style:font-weight-asian="bold" style:font-name-complex="Georgia" style:font-family-complex="Georgia" style:font-size-complex="12pt" style:font-style-complex="normal" style:font-weight-complex="bold"/>
    </style:style>
    <style:style style:name="Header_20_or_20_footer" style:display-name="Header or footer" style:family="paragraph" style:master-page-name="">
      <style:graphic-properties draw:fill="solid" draw:fill-color="#ffffff" draw:opacity="100%"/>
      <style:paragraph-properties fo:line-height="0in" style:page-number="auto" fo:background-color="#ffffff"/>
      <style:text-properties style:text-line-through-style="none" style:text-line-through-type="none" style:font-name="David" fo:font-family="David" fo:font-size="9.5pt" fo:font-style="normal" style:text-underline-style="none" fo:font-weight="normal" style:font-name-asian="David" style:font-family-asian="David" style:font-size-asian="9.5pt" style:font-style-asian="normal" style:font-weight-asian="normal" style:font-name-complex="David" style:font-family-complex="David" style:font-size-complex="9.5pt" style:font-style-complex="normal" style:font-weight-complex="normal"/>
    </style:style>
    <style:style style:name="Body_20_text_20__28_3_29_" style:display-name="Body text (3)" style:family="paragraph" style:master-page-name="">
      <style:graphic-properties draw:fill="solid" draw:fill-color="#ffffff" draw:opacity="100%"/>
      <style:paragraph-properties fo:margin-top="0in" fo:margin-bottom="0.0835in" loext:contextual-spacing="false" fo:line-height="0.1272in" fo:text-align="justify" style:justify-single-word="false" style:page-number="auto" fo:background-color="#ffffff"/>
      <style:text-properties style:text-line-through-style="none" style:text-line-through-type="none" style:font-name="Georgia" fo:font-family="Georgia" fo:font-size="7pt" fo:font-style="normal" style:text-underline-style="none" fo:font-weight="bold" style:font-name-asian="Georgia" style:font-family-asian="Georgia" style:font-size-asian="7pt" style:font-style-asian="normal" style:font-weight-asian="bold" style:font-name-complex="Georgia" style:font-family-complex="Georgia" style:font-size-complex="7pt" style:font-style-complex="normal" style:font-weight-complex="bold"/>
    </style:style>
    <style:style style:name="Body_20_text_20__28_4_29_" style:display-name="Body text (4)" style:family="paragraph" style:master-page-name="">
      <style:graphic-properties draw:fill="solid" draw:fill-color="#ffffff" draw:opacity="100%"/>
      <style:paragraph-properties fo:margin-left="0in" fo:margin-right="0in" fo:margin-top="0.0835in" fo:margin-bottom="0in" loext:contextual-spacing="false" fo:line-height="0.1299in" fo:text-indent="-0.4165in" style:auto-text-indent="false" style:page-number="auto" fo:background-color="#ffffff"/>
      <style:text-properties style:text-line-through-style="none" style:text-line-through-type="none" style:font-name="Georgia" fo:font-family="Georgia" fo:font-size="7pt" fo:font-style="normal" style:text-underline-style="none" fo:font-weight="bold" style:font-name-asian="Georgia" style:font-family-asian="Georgia" style:font-size-asian="7pt" style:font-style-asian="normal" style:font-weight-asian="bold" style:font-name-complex="Georgia" style:font-family-complex="Georgia" style:font-size-complex="7pt" style:font-style-complex="normal" style:font-weight-complex="bold"/>
    </style:style>
    <style:style style:name="Body_20_text_20__28_2_29_" style:display-name="Body text (2)" style:family="paragraph" style:master-page-name="">
      <style:graphic-properties draw:fill="solid" draw:fill-color="#ffffff" draw:opacity="100%"/>
      <style:paragraph-properties fo:margin-left="0in" fo:margin-right="0in" fo:line-height="0.1272in" fo:text-indent="-0.4165in" style:auto-text-indent="false" style:page-number="auto" fo:background-color="#ffffff"/>
      <style:text-properties style:text-line-through-style="none" style:text-line-through-type="none" style:font-name="Georgia" fo:font-family="Georgia" fo:font-size="7pt" fo:font-style="normal" style:text-underline-style="none" fo:font-weight="bold" style:font-name-asian="Georgia" style:font-family-asian="Georgia" style:font-size-asian="7pt" style:font-style-asian="normal" style:font-weight-asian="bold" style:font-name-complex="Georgia" style:font-family-complex="Georgia" style:font-size-complex="7pt" style:font-style-complex="normal" style:font-weight-complex="bold"/>
    </style:style>
    <style:style style:name="Body_20_text_20__28_5_29_" style:display-name="Body text (5)" style:family="paragraph" style:master-page-name="">
      <style:graphic-properties draw:fill="solid" draw:fill-color="#ffffff" draw:opacity="100%"/>
      <style:paragraph-properties fo:margin-left="0in" fo:margin-right="0in" fo:line-height="0.1272in" fo:text-indent="-0.222in" style:auto-text-indent="false" style:page-number="auto" fo:background-color="#ffffff"/>
      <style:text-properties style:text-line-through-style="none" style:text-line-through-type="none" style:font-name="Georgia" fo:font-family="Georgia" fo:font-size="7pt" fo:font-style="normal" style:text-underline-style="none" fo:font-weight="bold" style:font-name-asian="Georgia" style:font-family-asian="Georgia" style:font-size-asian="7pt" style:font-style-asian="normal" style:font-weight-asian="bold" style:font-name-complex="Georgia" style:font-family-complex="Georgia" style:font-size-complex="7pt" style:font-style-complex="normal" style:font-weight-complex="bold"/>
    </style:style>
    <style:style style:name="Body_20_text_20__28_3_29__20__2b__20_DropCap1" style:display-name="Body text (3) + DropCap1" style:family="paragraph" style:parent-style-name="Body_20_text_20__28_3_29_" style:master-page-name="">
      <style:paragraph-properties fo:margin-left="0.1807in" fo:margin-right="0in" fo:margin-top="0in" fo:margin-bottom="0.0807in" loext:contextual-spacing="false" fo:text-indent="0in" style:auto-text-indent="false" style:page-number="auto">
        <style:drop-cap style:lines="2" style:distance="0.05in" style:style-name="DropCap1"/>
      </style:paragraph-properties>
    </style:style>
    <style:style style:name="Body_20_text_20__28_3_29__20__2b__20_DropCap2" style:display-name="Body text (3) + DropCap2" style:family="paragraph" style:parent-style-name="Body_20_text_20__28_3_29_" style:master-page-name="">
      <style:paragraph-properties fo:margin-left="0.1945in" fo:margin-right="0in" fo:margin-top="0in" fo:margin-bottom="0in" loext:contextual-spacing="false" fo:text-align="start" style:justify-single-word="false" fo:text-indent="0in" style:auto-text-indent="false" style:page-number="auto">
        <style:tab-stops>
          <style:tab-stop style:position="0.0937in"/>
        </style:tab-stops>
        <style:drop-cap style:lines="2" style:distance="0.0035in" style:style-name="DropCap2"/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FontStyle" style:family="text">
      <style:text-properties fo:color="#000000" style:text-position="0% 100%" style:font-name="unifont" fo:font-family="unifont" fo:font-size="12pt" fo:letter-spacing="normal" fo:language="en" fo:country="US" style:font-name-asian="unifont" style:font-family-asian="unifont" style:font-size-asian="12pt" style:language-asian="en" style:country-asian="US" style:font-name-complex="unifont" style:font-family-complex="unifont" style:font-size-complex="12pt" style:language-complex="en" style:country-complex="US" style:text-scale="100%"/>
    </style:style>
    <style:style style:name="Hyperlink" style:family="text" style:parent-style-name="DefaultFontStyle">
      <style:text-properties fo:color="#0066cc" style:text-underline-style="solid" style:text-underline-width="auto" style:text-underline-color="font-color"/>
    </style:style>
    <style:style style:name="CharStyle4" style:family="text" style:parent-style-name="DefaultFontStyle">
      <style:text-properties style:text-line-through-style="none" style:text-line-through-type="none" style:font-name="Georgia" fo:font-family="Georgia" fo:font-size="12pt" fo:font-style="normal" style:text-underline-style="none" fo:font-weight="bold" style:font-name-asian="Georgia" style:font-family-asian="Georgia" style:font-size-asian="12pt" style:font-style-asian="normal" style:font-weight-asian="bold" style:font-name-complex="Georgia" style:font-family-complex="Georgia" style:font-size-complex="12pt" style:font-style-complex="normal" style:font-weight-complex="bold"/>
    </style:style>
    <style:style style:name="CharStyle6" style:family="text" style:parent-style-name="DefaultFontStyle">
      <style:text-properties style:text-line-through-style="none" style:text-line-through-type="none" style:font-name="David" fo:font-family="David" fo:font-size="9.5pt" fo:font-style="normal" style:text-underline-style="none" fo:font-weight="normal" style:font-name-asian="David" style:font-family-asian="David" style:font-size-asian="9.5pt" style:font-style-asian="normal" style:font-weight-asian="normal" style:font-name-complex="David" style:font-family-complex="David" style:font-size-complex="9.5pt" style:font-style-complex="normal" style:font-weight-complex="normal"/>
    </style:style>
    <style:style style:name="CharStyle7" style:family="text" style:parent-style-name="CharStyle6">
      <style:text-properties fo:color="#000000" style:text-position="0% 100%" fo:letter-spacing="normal" fo:language="en" fo:country="US" style:language-asian="en" style:country-asian="US" style:language-complex="en" style:country-complex="US" style:text-scale="100%"/>
    </style:style>
    <style:style style:name="CharStyle9" style:family="text" style:parent-style-name="DefaultFontStyle">
      <style:text-properties style:text-line-through-style="none" style:text-line-through-type="none" style:font-name="Georgia" fo:font-family="Georgia" fo:font-size="7pt" fo:font-style="normal" style:text-underline-style="none" fo:font-weight="bold" style:font-name-asian="Georgia" style:font-family-asian="Georgia" style:font-size-asian="7pt" style:font-style-asian="normal" style:font-weight-asian="bold" style:font-name-complex="Georgia" style:font-family-complex="Georgia" style:font-size-complex="7pt" style:font-style-complex="normal" style:font-weight-complex="bold"/>
    </style:style>
    <style:style style:name="DropCap1" style:family="text">
      <style:text-properties fo:color="#000000" style:text-line-through-style="none" style:text-line-through-type="none" style:text-position="49% 58%" style:font-name="Georgia" fo:font-family="Georgia" fo:font-size="17pt" fo:letter-spacing="normal" fo:font-style="normal" style:text-underline-style="none" fo:font-weight="bold" style:font-name-asian="Georgia" style:font-family-asian="Georgia" style:font-size-asian="17pt" style:font-style-asian="normal" style:font-weight-asian="bold" style:font-name-complex="Georgia" style:font-family-complex="Georgia" style:font-size-complex="17pt" style:font-style-complex="normal" style:font-weight-complex="bold" style:text-scale="100%"/>
    </style:style>
    <style:style style:name="CharStyle12" style:family="text" style:parent-style-name="DefaultFontStyle">
      <style:text-properties style:text-line-through-style="none" style:text-line-through-type="none" style:font-name="Georgia" fo:font-family="Georgia" fo:font-size="7pt" fo:font-style="normal" style:text-underline-style="none" fo:font-weight="bold" style:font-name-asian="Georgia" style:font-family-asian="Georgia" style:font-size-asian="7pt" style:font-style-asian="normal" style:font-weight-asian="bold" style:font-name-complex="Georgia" style:font-family-complex="Georgia" style:font-size-complex="7pt" style:font-style-complex="normal" style:font-weight-complex="bold"/>
    </style:style>
    <style:style style:name="CharStyle13" style:family="text" style:parent-style-name="CharStyle12">
      <style:text-properties fo:color="#000000" style:text-position="0% 100%" style:font-name="CordiaUPC" fo:font-family="CordiaUPC" fo:font-size="12pt" fo:letter-spacing="normal" fo:language="en" fo:country="US" style:font-name-asian="CordiaUPC" style:font-family-asian="CordiaUPC" style:font-size-asian="12pt" style:language-asian="en" style:country-asian="US" style:font-name-complex="CordiaUPC" style:font-family-complex="CordiaUPC" style:font-size-complex="12pt" style:language-complex="en" style:country-complex="US" style:text-scale="100%"/>
    </style:style>
    <style:style style:name="CharStyle14" style:family="text" style:parent-style-name="CharStyle12">
      <style:text-properties fo:color="#000000" style:text-position="0% 100%" fo:font-size="7pt" fo:letter-spacing="normal" fo:language="en" fo:country="US" fo:font-weight="bold" style:font-size-asian="7pt" style:language-asian="en" style:country-asian="US" style:font-weight-asian="bold" style:font-size-complex="7pt" style:language-complex="en" style:country-complex="US" style:font-weight-complex="bold" style:text-scale="100%"/>
    </style:style>
    <style:style style:name="CharStyle16" style:family="text" style:parent-style-name="DefaultFontStyle">
      <style:text-properties style:text-line-through-style="none" style:text-line-through-type="none" style:font-name="Georgia" fo:font-family="Georgia" fo:font-size="7pt" fo:font-style="normal" style:text-underline-style="none" fo:font-weight="bold" style:font-name-asian="Georgia" style:font-family-asian="Georgia" style:font-size-asian="7pt" style:font-style-asian="normal" style:font-weight-asian="bold" style:font-name-complex="Georgia" style:font-family-complex="Georgia" style:font-size-complex="7pt" style:font-style-complex="normal" style:font-weight-complex="bold"/>
    </style:style>
    <style:style style:name="DropCap2" style:family="text">
      <style:text-properties fo:color="#000000" style:text-line-through-style="none" style:text-line-through-type="none" style:text-position="24% 58%" style:font-name="CordiaUPC" fo:font-family="CordiaUPC" fo:font-size="25pt" fo:letter-spacing="normal" fo:font-style="normal" style:text-underline-style="none" fo:font-weight="bold" style:font-name-asian="CordiaUPC" style:font-family-asian="CordiaUPC" style:font-size-asian="25pt" style:font-style-asian="normal" style:font-weight-asian="bold" style:font-name-complex="CordiaUPC" style:font-family-complex="CordiaUPC" style:font-size-complex="25pt" style:font-style-complex="normal" style:font-weight-complex="bold" style:text-scale="100%"/>
    </style:style>
    <style:style style:name="CharStyle18" style:family="text" style:parent-style-name="CharStyle12">
      <style:text-properties fo:color="#000000" style:text-position="0% 100%" style:font-name="Impact" fo:font-family="Impact" fo:letter-spacing="normal" fo:language="en" fo:country="US" fo:font-style="italic" fo:font-weight="normal" style:font-name-asian="Impact" style:font-family-asian="Impact" style:language-asian="en" style:country-asian="US" style:font-style-asian="italic" style:font-weight-asian="normal" style:font-name-complex="Impact" style:font-family-complex="Impact" style:language-complex="en" style:country-complex="US" style:font-style-complex="italic" style:font-weight-complex="normal" style:text-scale="100%"/>
    </style:style>
    <style:style style:name="CharStyle19" style:family="text" style:parent-style-name="CharStyle12">
      <style:text-properties fo:color="#000000" style:text-position="0% 100%" style:font-name="Times New Roman" fo:font-family="'Times New Roman'" fo:font-size="10pt" fo:letter-spacing="normal" fo:language="en" fo:country="US" fo:font-weight="normal" style:font-name-asian="Times New Roman" style:font-family-asian="'Times New Roman'" style:font-size-asian="10pt" style:language-asian="en" style:country-asian="US" style:font-weight-asian="normal" style:font-name-complex="Times New Roman" style:font-family-complex="'Times New Roman'" style:font-size-complex="10pt" style:language-complex="en" style:country-complex="US" style:font-weight-complex="normal" style:text-scale="100%"/>
    </style:style>
    <style:style style:name="CharStyle20" style:family="text" style:parent-style-name="CharStyle6">
      <style:text-properties fo:color="#000000" style:text-position="0% 100%" fo:font-size="10pt" fo:letter-spacing="normal" fo:language="en" fo:country="US" style:font-size-asian="10pt" style:language-asian="en" style:country-asian="US" style:font-size-complex="10pt" style:language-complex="en" style:country-complex="US" style:text-scale="100%"/>
    </style:style>
    <style:style style:name="CharStyle21" style:family="text" style:parent-style-name="CharStyle16">
      <style:text-properties fo:color="#000000" style:text-position="0% 100%" fo:font-size="7.5pt" fo:letter-spacing="normal" fo:language="en" fo:country="US" fo:font-style="italic" fo:font-weight="normal" style:font-size-asian="7.5pt" style:language-asian="en" style:country-asian="US" style:font-style-asian="italic" style:font-weight-asian="normal" style:font-size-complex="7.5pt" style:language-complex="en" style:country-complex="US" style:font-style-complex="italic" style:font-weight-complex="normal" style:text-scale="100%"/>
    </style:style>
    <style:style style:name="CharStyle23" style:family="text" style:parent-style-name="DefaultFontStyle">
      <style:text-properties style:text-line-through-style="none" style:text-line-through-type="none" style:font-name="Georgia" fo:font-family="Georgia" fo:font-size="7pt" fo:font-style="normal" style:text-underline-style="none" fo:font-weight="bold" style:font-name-asian="Georgia" style:font-family-asian="Georgia" style:font-size-asian="7pt" style:font-style-asian="normal" style:font-weight-asian="bold" style:font-name-complex="Georgia" style:font-family-complex="Georgia" style:font-size-complex="7pt" style:font-style-complex="normal" style:font-weight-complex="bold"/>
    </style:style>
    <style:style style:name="CharStyle24" style:family="text" style:parent-style-name="CharStyle23">
      <style:text-properties fo:color="#000000" style:text-position="0% 100%" fo:font-size="7pt" fo:letter-spacing="normal" fo:language="en" fo:country="US" fo:font-weight="bold" style:font-size-asian="7pt" style:language-asian="en" style:country-asian="US" style:font-weight-asian="bold" style:font-size-complex="7pt" style:language-complex="en" style:country-complex="US" style:font-weight-complex="bold" style:text-scale="100%"/>
    </style:style>
    <style:style style:name="CharStyle25" style:family="text" style:parent-style-name="CharStyle16">
      <style:text-properties fo:color="#000000" style:text-position="0% 100%" fo:font-size="10pt" fo:letter-spacing="normal" fo:language="en" fo:country="US" fo:font-style="italic" style:font-size-asian="10pt" style:language-asian="en" style:country-asian="US" style:font-style-asian="italic" style:font-size-complex="10pt" style:language-complex="en" style:country-complex="US" style:font-style-complex="italic" style:text-scale="100%"/>
    </style:style>
    <style:style style:name="CharStyle26" style:family="text" style:parent-style-name="CharStyle16">
      <style:text-properties fo:color="#000000" style:text-position="0% 100%" style:font-name="Sylfaen" fo:font-family="Sylfaen" fo:font-size="7pt" fo:letter-spacing="normal" fo:language="en" fo:country="US" fo:font-weight="normal" style:font-name-asian="Sylfaen" style:font-family-asian="Sylfaen" style:font-size-asian="7pt" style:language-asian="en" style:country-asian="US" style:font-weight-asian="normal" style:font-name-complex="Sylfaen" style:font-family-complex="Sylfaen" style:font-size-complex="7pt" style:language-complex="en" style:country-complex="US" style:font-weight-complex="normal" style:text-scale="100%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M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style style:name="MP3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</style:style>
    <style:style style:name="MP4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2598in" style:type="right"/>
        </style:tab-stops>
      </style:paragraph-properties>
    </style:style>
    <style:style style:name="MP5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2772in" style:type="right"/>
        </style:tab-stops>
      </style:paragraph-properties>
    </style:style>
    <style:style style:name="MT1" style:family="text"/>
    <style:style style:name="Mfr1" style:family="graphic" style:parent-style-name="Frame">
      <style:graphic-properties fo:margin-left="0.0398in" fo:margin-right="0.0398in" fo:margin-top="0in" fo:margin-bottom="0in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861in" fo:margin-left="0in" fo:margin-right="0in" fo:margin-bottom="0in"/>
      </style:header-style>
      <style:footer-style>
        <style:header-footer-properties fo:min-height="3.6374in" fo:margin-left="0in" fo:margin-right="0in" fo:margin-top="3.6374in"/>
      </style:footer-style>
    </style:page-layout>
    <style:page-layout style:name="Mpm3">
      <style:page-layout-properties fo:page-width="8.5in" fo:page-height="11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764in" fo:margin-left="0in" fo:margin-right="0in" fo:margin-bottom="0in"/>
      </style:header-style>
      <style:footer-style>
        <style:header-footer-properties fo:min-height="3.6362in" fo:margin-left="0in" fo:margin-right="0in" fo:margin-top="3.6362in"/>
      </style:footer-style>
    </style:page-layout>
  </office:automatic-styles>
  <office:master-styles>
    <style:master-page style:name="Standard" style:page-layout-name="Mpm1"/>
    <style:master-page style:name="PageStyle0" style:page-layout-name="Mpm2">
      <style:header>
        <text:p text:style-name="MP1"/>
      </style:header>
      <style:footer>
        <text:p text:style-name="MP2"><draw:frame draw:style-name="Mfr1" draw:name="Frame1" text:anchor-type="paragraph" svg:x="4.4654in" svg:y="7.3681in" draw:z-index="0"><draw:text-box fo:min-height="0.0799in" fo:min-width="0.1665in"><text:p text:style-name="MP3"><text:span text:style-name="CharStyle7">991</text:span></text:p></draw:text-box></draw:frame></text:p>
      </style:footer>
    </style:master-page>
    <style:master-page style:name="PageStyle1" style:page-layout-name="Mpm3">
      <style:header>
        <text:p text:style-name="MP1"><draw:frame draw:style-name="Mfr1" draw:name="1" text:anchor-type="paragraph" svg:x="3.9484in" svg:y="0.55in" draw:z-index="0"><draw:text-box fo:min-height="0.0965in" fo:min-width="0.45in"><text:p text:style-name="MP3"><text:span text:style-name="CharStyle7">JOEL 2</text:span></text:p></draw:text-box></draw:frame></text:p>
      </style:header>
      <style:header-left>
        <text:p text:style-name="MP1"><draw:frame draw:style-name="Mfr1" draw:name="2" text:anchor-type="paragraph" svg:x="3.9484in" svg:y="0.55in" draw:z-index="1"><draw:text-box fo:min-height="0.0965in" fo:min-width="0.45in"><text:p text:style-name="MP3"><text:span text:style-name="CharStyle7">JOEL 2</text:span></text:p></draw:text-box></draw:frame></text:p>
      </style:header-left>
      <style:footer>
        <text:p text:style-name="MP2"/>
      </style:footer>
      <style:footer-left>
        <text:p text:style-name="MP2"/>
      </style:footer-left>
    </style:master-page>
    <style:master-page style:name="PageStyle2" style:page-layout-name="Mpm3">
      <style:header>
        <text:p text:style-name="MP1"><draw:frame draw:style-name="Mfr1" draw:name="3" text:anchor-type="paragraph" svg:x="3.9602in" svg:y="0.5465in" draw:z-index="2"><draw:text-box fo:min-height="0.1165in" fo:min-width="2.2598in"><text:p text:style-name="MP4"><text:span text:style-name="CharStyle7">JOEL 3<text:tab/></text:span><text:span text:style-name="CharStyle20">993</text:span></text:p></draw:text-box></draw:frame></text:p>
      </style:header>
      <style:header-left>
        <text:p text:style-name="MP1"><draw:frame draw:style-name="Mfr1" draw:name="4" text:anchor-type="paragraph" svg:x="2.1035in" svg:y="0.5366in" draw:z-index="3"><draw:text-box fo:min-height="0.1165in" fo:min-width="2.2764in"><text:p text:style-name="MP5"><text:span text:style-name="CharStyle20">994<text:tab/>JOEL 3</text:span></text:p></draw:text-box></draw:frame></text:p>
      </style:header-left>
      <style:footer>
        <text:p text:style-name="MP2"/>
      </style:footer>
      <style:footer-left>
        <text:p text:style-name="MP2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initial-creator/>
    <meta:keyword/>
    <meta:document-statistic meta:table-count="0" meta:image-count="0" meta:object-count="0" meta:page-count="4" meta:paragraph-count="156" meta:word-count="1756" meta:character-count="9134" meta:non-whitespace-character-count="7535"/>
    <meta:generator>LibreOffice/4.4.5.2$Windows_x86 LibreOffice_project/a22f674fd25a3b6f45bdebf25400ed2adff0ff99</meta:generator>
  </office:meta>
</office:document-meta>
</file>